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48.4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39.6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125.04pt"/>
    </style:style>
    <style:style style:name="co10" style:family="table-column">
      <style:table-column-properties fo:break-before="auto" style:column-width="134.31pt"/>
    </style:style>
    <style:style style:name="co11" style:family="table-column">
      <style:table-column-properties fo:break-before="auto" style:column-width="122.71pt"/>
    </style:style>
    <style:style style:name="co12" style:family="table-column">
      <style:table-column-properties fo:break-before="auto" style:column-width="113.44pt"/>
    </style:style>
    <style:style style:name="co13" style:family="table-column">
      <style:table-column-properties fo:break-before="auto" style:column-width="123.51pt"/>
    </style:style>
    <style:style style:name="co14" style:family="table-column">
      <style:table-column-properties fo:break-before="auto" style:column-width="132.75pt"/>
    </style:style>
    <style:style style:name="co15" style:family="table-column">
      <style:table-column-properties fo:break-before="auto" style:column-width="117.3pt"/>
    </style:style>
    <style:style style:name="co16" style:family="table-column">
      <style:table-column-properties fo:break-before="auto" style:column-width="112.71pt"/>
    </style:style>
    <style:style style:name="co17" style:family="table-column">
      <style:table-column-properties fo:break-before="auto" style:column-width="121.21pt"/>
    </style:style>
    <style:style style:name="co18" style:family="table-column">
      <style:table-column-properties fo:break-before="auto" style:column-width="133.54pt"/>
    </style:style>
    <style:style style:name="co19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7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ro5" style:family="table-row">
      <style:table-row-properties style:row-height="31.44pt" fo:break-before="auto" style:use-optimal-row-height="false"/>
    </style:style>
    <style:style style:name="ro6" style:family="table-row">
      <style:table-row-properties style:row-height="23.95pt" fo:break-before="auto" style:use-optimal-row-height="true"/>
    </style:style>
    <style:style style:name="ro7" style:family="table-row">
      <style:table-row-properties style:row-height="32.94pt" fo:break-before="auto" style:use-optimal-row-height="false"/>
    </style:style>
    <style:style style:name="ro8" style:family="table-row">
      <style:table-row-properties style:row-height="29.96pt" fo:break-before="auto" style:use-optimal-row-height="false"/>
    </style:style>
    <style:style style:name="ro9" style:family="table-row">
      <style:table-row-properties style:row-height="24.69pt" fo:break-before="auto" style:use-optimal-row-height="false"/>
    </style:style>
    <style:style style:name="ro10" style:family="table-row">
      <style:table-row-properties style:row-height="33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size="10pt" style:text-position="33%" style:font-size-asian="10pt" style:font-size-complex="10pt"/>
    </style:style>
    <style:style style:name="T2" style:family="text">
      <style:text-properties style:text-position="33%"/>
    </style:style>
    <style:style style:name="T3" style:family="text">
      <style:text-properties style:letter-kerning="true" fo:country="none" style:country-asian="none" style:font-name-asian="FreeSans" style:font-size-asian="12pt" style:font-weight-asian="normal" style:font-weight-complex="normal"/>
    </style:style>
  </office:automatic-styles>
  <office:body>
    <office:spreadsheet>
      <table:calculation-settings table:automatic-find-labels="false"/>
      <table:table table:name="Case A1.1--3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ameters for cases A1.1-3</text:p>
          </table:table-cell>
          <table:covered-table-cell table:style-name="ce2"/>
          <table:table-cell table:style-name="ce10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  <table:table-cell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zimuth angle (<text:span text:style-name="T1">o</text:span>)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  <table:table-cell/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collimated rays</text:p>
          </table:table-cell>
          <table:table-cell/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  <table:table-cell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500</text:p>
          </table:table-cell>
          <table:table-cell/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1, 2 and 3 mrad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  <table:table-cell/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  <table:table-cell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  <table:table-cell/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  <table:table-cell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  <table:table-cell/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  <table:table-cell/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2">
          <table:table-cell table:style-name="ce6" office:value-type="string" calcext:value-type="string">
            <text:p>Atmospheric Attenuation <text:s text:c="2"/>(no transmissivity loss)</text:p>
          </table:table-cell>
          <table:table-cell table:style-name="ce9" office:value-type="float" office:value="0" calcext:value-type="float">
            <text:p>0</text:p>
          </table:table-cell>
          <table:table-cell/>
        </table:table-row>
      </table:table>
      <table:table table:name="Case A2.1--2" table:style-name="ta1">
        <table:table-column table:style-name="co5" table:number-columns-repeated="2" table:default-cell-style-name="ce3"/>
        <table:table-row table:style-name="ro1">
          <table:table-cell table:style-name="ce11" office:value-type="string" calcext:value-type="string" table:number-columns-spanned="2" table:number-rows-spanned="1">
            <text:p>Parameters for case A2.1-2</text:p>
          </table:table-cell>
          <table:covered-table-cell table:style-name="ce1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/ Gaussian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500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6" office:value-type="string" calcext:value-type="string">
            <text:p>Atmospheric Attenuation <text:s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</table:table>
      <table:table table:name="Case A2.3" table:style-name="ta1">
        <table:table-column table:style-name="co6" table:default-cell-style-name="ce3"/>
        <table:table-column table:style-name="co7" table:default-cell-style-name="ce3"/>
        <table:table-row table:style-name="ro1">
          <table:table-cell table:style-name="ce11" office:value-type="string" calcext:value-type="string" table:number-columns-spanned="2" table:number-rows-spanned="1">
            <text:p>Parameters for case A2.3</text:p>
          </table:table-cell>
          <table:covered-table-cell table:style-name="ce1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0.01, 0.02 and 0.03 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500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4">
          <table:table-cell table:style-name="ce6" office:value-type="string" calcext:value-type="string">
            <text:p>Atmospheric Attenuation <text:s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</table:table>
      <table:table table:name="Case A3.1" table:style-name="ta1">
        <table:table-column table:style-name="co5" table:default-cell-style-name="ce3"/>
        <table:table-column table:style-name="co8" table:default-cell-style-name="ce3"/>
        <table:table-row table:style-name="ro1">
          <table:table-cell table:style-name="ce11" office:value-type="string" calcext:value-type="string" table:number-columns-spanned="2" table:number-rows-spanned="1">
            <text:p>Parameters for case A3.1</text:p>
          </table:table-cell>
          <table:covered-table-cell table:style-name="ce1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.65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500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 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5">
          <table:table-cell table:style-name="ce6" office:value-type="string" calcext:value-type="string">
            <text:p>Atmospheric Attenuation <text:s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</table:table>
      <table:table table:name="Case A3.2" table:style-name="ta1">
        <table:table-column table:style-name="co5" table:default-cell-style-name="ce3"/>
        <table:table-column table:style-name="co8" table:default-cell-style-name="ce3"/>
        <table:table-row table:style-name="ro1">
          <table:table-cell table:style-name="ce11" office:value-type="string" calcext:value-type="string" table:number-columns-spanned="2" table:number-rows-spanned="1">
            <text:p>Parameters for case A3.1</text:p>
          </table:table-cell>
          <table:covered-table-cell table:style-name="ce1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office:value-type="string" calcext:value-type="string">
            <text:p>0 (straight above)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500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al 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(0,0,0)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Flat square</text:p>
          </table:table-cell>
        </table:table-row>
        <table:table-row table:style-name="ro1">
          <table:table-cell office:value-type="string" calcext:value-type="string">
            <text:p>width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500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</text:p>
          </table:table-cell>
        </table:table-row>
        <table:table-row table:style-name="ro1">
          <table:table-cell table:style-name="Default" table:number-columns-repeated="2"/>
        </table:table-row>
        <table:table-row table:style-name="ro6">
          <table:table-cell table:style-name="ce6" office:value-type="string" calcext:value-type="string">
            <text:p>Atmospheric Attenuation <text:s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</table:table>
      <table:table table:name="Case B1.1.1--4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arameters for cases B1.1.1–4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solar noon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  (E of N)</text:p>
          </table:table-cell>
          <table:table-cell table:style-name="ce13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1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.65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1, P2, P3, P4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Atmospheric Attenuation <text:s text:c="2"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4" office:value-type="string" calcext:value-type="string">
            <text:p><text:span text:style-name="T3"> (0, 46.5, 0)</text:span>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14" office:value-type="string" calcext:value-type="string">
            <text:p><text:span text:style-name="T3">(0, 536.9, 0)</text:span></text:p>
          </table:table-cell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14" office:value-type="string" calcext:value-type="string">
            <text:p>(-324.3, 427.9, 0)</text:p>
          </table:table-cell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14" office:value-type="string" calcext:value-type="string">
            <text:p>(252.5, 118.1, 0)</text:p>
          </table:table-cell>
        </table:table-row>
      </table:table>
      <table:table table:name="Case B1.2.1--4" table:style-name="ta1">
        <table:table-column table:style-name="co9" table:default-cell-style-name="ce3"/>
        <table:table-column table:style-name="co10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arameters for cases B1.2.1–4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 (E of N)</text:p>
          </table:table-cell>
          <table:table-cell table:style-name="ce13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13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.65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1, P2, P3, P4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7">
          <table:table-cell table:style-name="ce6" office:value-type="string" calcext:value-type="string">
            <text:p>Atmospheric Attenuation <text:s text:c="2"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4" office:value-type="string" calcext:value-type="string">
            <text:p><text:span text:style-name="T3"> (0, 46.5, 0)</text:span>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14" office:value-type="string" calcext:value-type="string">
            <text:p><text:span text:style-name="T3">(0, 536.9, 0)</text:span></text:p>
          </table:table-cell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14" office:value-type="string" calcext:value-type="string">
            <text:p>(-324.3, 427.9, 0)</text:p>
          </table:table-cell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14" office:value-type="string" calcext:value-type="string">
            <text:p>(252.5, 118.1, 0)</text:p>
          </table:table-cell>
        </table:table-row>
      </table:table>
      <table:table table:name="Case B2.1.1--4" table:style-name="ta1">
        <table:table-column table:style-name="co11" table:default-cell-style-name="ce3"/>
        <table:table-column table:style-name="co1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arameters for cases B2.1.1–4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solar noon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  (E of N)</text:p>
          </table:table-cell>
          <table:table-cell table:style-name="ce13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1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1, P2, P3, P4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table:style-name="ce6" office:value-type="string" calcext:value-type="string">
            <text:p>Atmospheric Attenuation <text:s text:c="2"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4" office:value-type="string" calcext:value-type="string">
            <text:p><text:span text:style-name="T3"> (0, 46.5, 0)</text:span>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14" office:value-type="string" calcext:value-type="string">
            <text:p><text:span text:style-name="T3">(0, 536.9, 0)</text:span></text:p>
          </table:table-cell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14" office:value-type="string" calcext:value-type="string">
            <text:p>(-324.3, 427.9, 0)</text:p>
          </table:table-cell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14" office:value-type="string" calcext:value-type="string">
            <text:p>(252.5, 118.1, 0)</text:p>
          </table:table-cell>
        </table:table-row>
      </table:table>
      <table:table table:name="Case B2.2.1--4" table:style-name="ta1">
        <table:table-column table:style-name="co13" table:default-cell-style-name="ce3"/>
        <table:table-column table:style-name="co14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arameters for cases B2.2.1–4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 (E of N)</text:p>
          </table:table-cell>
          <table:table-cell table:style-name="ce13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13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1, P2, P3, P4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table:style-name="ce6" office:value-type="string" calcext:value-type="string">
            <text:p>Atmospheric Attenuation <text:s text:c="2"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14" office:value-type="string" calcext:value-type="string">
            <text:p><text:span text:style-name="T3"> (0, 46.5, 0)</text:span>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14" office:value-type="string" calcext:value-type="string">
            <text:p><text:span text:style-name="T3">(0, 536.9, 0)</text:span></text:p>
          </table:table-cell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14" office:value-type="string" calcext:value-type="string">
            <text:p>(-324.3, 427.9, 0)</text:p>
          </table:table-cell>
        </table:table-row>
        <table:table-row table:style-name="ro1">
          <table:table-cell table:style-name="ce2" office:value-type="string" calcext:value-type="string">
            <text:p>p4</text:p>
          </table:table-cell>
          <table:table-cell table:style-name="ce14" office:value-type="string" calcext:value-type="string">
            <text:p>(252.5, 118.1, 0)</text:p>
          </table:table-cell>
        </table:table-row>
      </table:table>
      <table:table table:name="Case C1.1" table:style-name="ta1"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arameters for cases C1.1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solar noon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  (E of N)</text:p>
          </table:table-cell>
          <table:table-cell table:style-name="ce13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1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.65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full field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9">
          <table:table-cell table:style-name="ce6" office:value-type="string" calcext:value-type="string">
            <text:p>Atmospheric Attenuation <text:s text:c="2"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</table:table>
      <table:table table:name="Case C1.2" table:style-name="ta1">
        <table:table-column table:style-name="co17" table:default-cell-style-name="ce3"/>
        <table:table-column table:style-name="co1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arameters for cases C1.2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  (E of N)</text:p>
          </table:table-cell>
          <table:table-cell table:style-name="ce13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13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Pillbox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4.65 mrad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full field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8">
          <table:table-cell table:style-name="ce6" office:value-type="string" calcext:value-type="string">
            <text:p>Atmospheric Attenuation <text:s text:c="2"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</table:table>
      <table:table table:name="Case C2.1" table:style-name="ta1">
        <table:table-column table:style-name="co9" table:default-cell-style-name="ce3"/>
        <table:table-column table:style-name="co1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arameters for cases C2.1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solar noon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  (E of N)</text:p>
          </table:table-cell>
          <table:table-cell table:style-name="ce13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13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full field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0">
          <table:table-cell table:style-name="ce6" office:value-type="string" calcext:value-type="string">
            <text:p>Atmospheric Attenuation <text:s text:c="2"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</table:table>
      <table:table table:name="Case C2.2" table:style-name="ta1">
        <table:table-column table:style-name="co5" table:default-cell-style-name="ce3"/>
        <table:table-column table:style-name="co19" table:default-cell-style-name="ce3"/>
        <table:table-row table:style-name="ro1">
          <table:table-cell table:style-name="ce1" office:value-type="string" calcext:value-type="string" table:number-columns-spanned="2" table:number-rows-spanned="1">
            <text:p>Parameters for cases C2.2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 table:number-columns-spanned="2" table:number-rows-spanned="1">
            <text:p>Sun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Site location: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mmer solstice</text:p>
          </table:table-cell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Morning</text:p>
          </table:table-cell>
        </table:table-row>
        <table:table-row table:style-name="ro1">
          <table:table-cell office:value-type="string" calcext:value-type="string">
            <text:p>azimuth angle (<text:span text:style-name="T1">o</text:span>)  (E of N)</text:p>
          </table:table-cell>
          <table:table-cell table:style-name="ce13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zenith angle (<text:span text:style-name="T2">o</text:span>)</text:p>
          </table:table-cell>
          <table:table-cell table:style-name="ce13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un shape</text:p>
          </table:table-cell>
          <table:table-cell office:value-type="string" calcext:value-type="string">
            <text:p>Buie</text:p>
          </table:table-cell>
        </table:table-row>
        <table:table-row table:style-name="ro1">
          <table:table-cell office:value-type="string" calcext:value-type="string">
            <text:p>sigma 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SR: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DNI W/m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Heliostat </text:p>
          </table:table-cell>
          <table:covered-table-cell table:style-name="ce7"/>
        </table:table-row>
        <table:table-row table:style-name="ro1">
          <table:table-cell office:value-type="string" calcext:value-type="string">
            <text:p>mirror width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ror height (m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ocal length (m)</text:p>
          </table:table-cell>
          <table:table-cell table:style-name="ce8" office:value-type="string" calcext:value-type="string">
            <text:p>ideal focus</text:p>
          </table:table-cell>
        </table:table-row>
        <table:table-row table:style-name="ro1">
          <table:table-cell office:value-type="string" calcext:value-type="string">
            <text:p>mirror reflectivity: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slope error distribution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slope error</text:p>
          </table:table-cell>
          <table:table-cell office:value-type="string" calcext:value-type="string">
            <text:p>2 mrad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full field</text:p>
          </table:table-cell>
        </table:table-row>
        <table:table-row table:style-name="ro1">
          <table:table-cell table:style-name="ce4" office:value-type="string" calcext:value-type="string">
            <text:p>tracking </text:p>
          </table:table-cell>
          <table:table-cell office:value-type="string" calcext:value-type="string">
            <text:p>AzEl</text:p>
          </table:table-cell>
        </table:table-row>
        <table:table-row table:style-name="ro1">
          <table:table-cell office:value-type="string" calcext:value-type="string">
            <text:p>aiming point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Receiver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Shape:</text:p>
          </table:table-cell>
          <table:table-cell office:value-type="string" calcext:value-type="string">
            <text:p>billboard</text:p>
          </table:table-cell>
        </table:table-row>
        <table:table-row table:style-name="ro1">
          <table:table-cell office:value-type="string" calcext:value-type="string">
            <text:p>Width – x (m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ight – z (m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bsorptivity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ocation:</text:p>
          </table:table-cell>
          <table:table-cell office:value-type="string" calcext:value-type="string">
            <text:p>(0,0,62)</text:p>
          </table:table-cell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0 (vertical)</text:p>
          </table:table-cell>
        </table:table-row>
        <table:table-row table:style-name="ro1">
          <table:table-cell office:value-type="string" calcext:value-type="string">
            <text:p>width discretisation 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height discretisation</text:p>
          </table:table-cell>
          <table:table-cell office:value-type="string" calcext:value-type="string">
            <text:p>100 intervals</text:p>
          </table:table-cell>
        </table:table-row>
        <table:table-row table:style-name="ro1">
          <table:table-cell office:value-type="string" calcext:value-type="string">
            <text:p>radius discretisation (r)</text:p>
          </table:table-cell>
          <table:table-cell office:value-type="string" calcext:value-type="string">
            <text:p>50 intervals (0-5m)</text:p>
          </table:table-cell>
        </table:table-row>
        <table:table-row table:style-name="ro1">
          <table:table-cell table:style-name="Default" table:number-columns-repeated="2"/>
        </table:table-row>
        <table:table-row table:style-name="ro4">
          <table:table-cell table:style-name="ce6" office:value-type="string" calcext:value-type="string">
            <text:p>Atmospheric Attenuation <text:s text:c="2"/>(no transmissivity loss)</text:p>
          </table:table-cell>
          <table:table-cell table:style-name="ce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00:02:04.649556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8-16T00:32:31.217601381</dc:date>
    <dc:creator>Ye Wang</dc:creator>
    <meta:editing-duration>PT20H10M24S</meta:editing-duration>
    <meta:editing-cycles>55</meta:editing-cycles>
    <meta:document-statistic meta:table-count="13" meta:cell-count="828" meta:object-count="0"/>
  </office:meta>
</office:document-meta>
</file>